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3"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office:value-type="float" office:value="326" calcext:value-type="float">
            <text:p>326</text:p>
          </table:table-cell>
          <table:table-cell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39" calcext:value-type="float">
            <text:p>339</text:p>
          </table:table-cell>
          <table:table-cell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3"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309" calcext:value-type="float">
            <text:p>309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" calcext:value-type="float">
            <text:p>2.4140106060724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table:style-name="Default" table:number-columns-repeated="2"/>
          <table:table-cell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5" calcext:value-type="float">
            <text:p>24.9875776397515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table:style-name="Default" office:value-type="float" office:value="311" calcext:value-type="float">
            <text:p>311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table:style-name="Default" office:value-type="float" office:value="304" calcext:value-type="float">
            <text:p>304</text:p>
          </table:table-cell>
          <table:table-cell table:style-name="Default"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table:style-name="Default" office:value-type="float" office:value="307" calcext:value-type="float">
            <text:p>307</text:p>
          </table:table-cell>
          <table:table-cell table:style-name="Default"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6" calcext:value-type="float">
            <text:p>2.66210530454956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3" calcext:value-type="float">
            <text:p>0.0404939663050053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table:style-name="Default" office:value-type="float" office:value="370" calcext:value-type="float">
            <text:p>370</text:p>
          </table:table-cell>
          <table:table-cell table:style-name="Default"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table:formula="of:=[.B255]*60" office:value-type="float" office:value="3060" calcext:value-type="float">
            <text:p>3060</text:p>
          </table:table-cell>
          <table:table-cell office:value-type="float" office:value="21.32" calcext:value-type="float">
            <text:p>21.32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55]/[.B255]*60" office:value-type="float" office:value="25.0823529411765" calcext:value-type="float">
            <text:p>25.0823529411765</text:p>
          </table:table-cell>
          <table:table-cell table:formula="of:=[.D255]/[.C255]/[.E255]" office:value-type="float" office:value="0.0000227690204622154" calcext:value-type="float">
            <text:p>2.27690204622154E-05</text:p>
          </table:table-cell>
          <table:table-cell table:formula="of:=[.M255] * 1.60934" office:value-type="float" office:value="0.0000366430953906617" calcext:value-type="float">
            <text:p>3.66430953906617E-05</text:p>
          </table:table-cell>
          <table:table-cell table:formula="of:=[.N255]*1000" office:value-type="float" office:value="0.0366430953906617" calcext:value-type="float">
            <text:p>0.0366430953906617</text:p>
          </table:table-cell>
          <table:table-cell table:formula="of:=[.O255]*[.E255]" office:value-type="float" office:value="11.2127871895425" calcext:value-type="float">
            <text:p>11.2127871895425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float" office:value="49" calcext:value-type="float">
            <text:p>49</text:p>
          </table:table-cell>
          <table:table-cell table:formula="of:=[.B256]*60" office:value-type="float" office:value="2940" calcext:value-type="float">
            <text:p>2940</text:p>
          </table:table-cell>
          <table:table-cell office:value-type="float" office:value="20.87" calcext:value-type="float">
            <text:p>20.87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" calcext:value-type="float">
            <text:p>318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66" calcext:value-type="float">
            <text:p>866</text:p>
          </table:table-cell>
          <table:table-cell office:value-type="float" office:value="785" calcext:value-type="float">
            <text:p>785</text:p>
          </table:table-cell>
          <table:table-cell table:formula="of:=[.D256]/[.B256]*60" office:value-type="float" office:value="25.5551020408163" calcext:value-type="float">
            <text:p>25.5551020408163</text:p>
          </table:table-cell>
          <table:table-cell table:formula="of:=[.D256]/[.C256]/[.E256]" office:value-type="float" office:value="0.0000228252072533193" calcext:value-type="float">
            <text:p>2.28252072533193E-05</text:p>
          </table:table-cell>
          <table:table-cell table:formula="of:=[.M256] * 1.60934" office:value-type="float" office:value="0.0000367335190410569" calcext:value-type="float">
            <text:p>3.67335190410569E-05</text:p>
          </table:table-cell>
          <table:table-cell table:formula="of:=[.N256]*1000" office:value-type="float" office:value="0.0367335190410569" calcext:value-type="float">
            <text:p>0.0367335190410569</text:p>
          </table:table-cell>
          <table:table-cell table:formula="of:=[.O256]*[.E256]" office:value-type="float" office:value="11.4241244217687" calcext:value-type="float">
            <text:p>11.4241244217687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01/28/22</text:p>
          </table:table-cell>
          <table:table-cell office:value-type="float" office:value="44.9" calcext:value-type="float">
            <text:p>44.9</text:p>
          </table:table-cell>
          <table:table-cell table:formula="of:=[.B257]*60" office:value-type="float" office:value="2694" calcext:value-type="float">
            <text:p>2694</text:p>
          </table:table-cell>
          <table:table-cell office:value-type="float" office:value="19.85" calcext:value-type="float">
            <text:p>19.85</text:p>
          </table:table-cell>
          <table:table-cell office:value-type="float" office:value="348" calcext:value-type="float">
            <text:p>34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49" calcext:value-type="float">
            <text:p>349</text:p>
          </table:table-cell>
          <table:table-cell table:style-name="Default" office:value-type="float" office:value="346" calcext:value-type="float">
            <text:p>346</text:p>
          </table:table-cell>
          <table:table-cell table:style-name="Default"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table:formula="of:=[.D257]/[.B257]*60" office:value-type="float" office:value="26.5256124721604" calcext:value-type="float">
            <text:p>26.5256124721604</text:p>
          </table:table-cell>
          <table:table-cell table:formula="of:=[.D257]/[.C257]/[.E257]" office:value-type="float" office:value="0.0000211730623181357" calcext:value-type="float">
            <text:p>2.11730623181357E-05</text:p>
          </table:table-cell>
          <table:table-cell table:formula="of:=[.M257] * 1.60934" office:value-type="float" office:value="0.0000340746561110684" calcext:value-type="float">
            <text:p>3.40746561110684E-05</text:p>
          </table:table-cell>
          <table:table-cell table:formula="of:=[.N257]*1000" office:value-type="float" office:value="0.0340746561110684" calcext:value-type="float">
            <text:p>0.0340746561110684</text:p>
          </table:table-cell>
          <table:table-cell table:formula="of:=[.O257]*[.E257]" office:value-type="float" office:value="11.8579803266518" calcext:value-type="float">
            <text:p>11.8579803266518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float" office:value="50" calcext:value-type="float">
            <text:p>50</text:p>
          </table:table-cell>
          <table:table-cell table:formula="of:=[.B258]*60" office:value-type="float" office:value="3000" calcext:value-type="float">
            <text:p>3000</text:p>
          </table:table-cell>
          <table:table-cell office:value-type="float" office:value="20.23" calcext:value-type="float">
            <text:p>20.23</text:p>
          </table:table-cell>
          <table:table-cell office:value-type="float" office:value="296" calcext:value-type="float">
            <text:p>296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14" calcext:value-type="float">
            <text:p>314</text:p>
          </table:table-cell>
          <table:table-cell table:style-name="Default" table:number-columns-repeated="2"/>
          <table:table-cell/>
          <table:table-cell table:formula="of:=[.D258]/[.B258]*60" office:value-type="float" office:value="24.276" calcext:value-type="float">
            <text:p>24.276</text:p>
          </table:table-cell>
          <table:table-cell table:formula="of:=[.D258]/[.C258]/[.E258]" office:value-type="float" office:value="0.0000227815315315315" calcext:value-type="float">
            <text:p>2.27815315315315E-05</text:p>
          </table:table-cell>
          <table:table-cell table:formula="of:=[.M258] * 1.60934" office:value-type="float" office:value="0.000036663229954955" calcext:value-type="float">
            <text:p>3.6663229954955E-05</text:p>
          </table:table-cell>
          <table:table-cell table:formula="of:=[.N258]*1000" office:value-type="float" office:value="0.036663229954955" calcext:value-type="float">
            <text:p>0.036663229954955</text:p>
          </table:table-cell>
          <table:table-cell table:formula="of:=[.O258]*[.E258]" office:value-type="float" office:value="10.8523160666667" calcext:value-type="float">
            <text:p>10.8523160666667</text:p>
          </table:table-cell>
          <table:table-cell table:number-columns-repeated="3"/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float" office:value="47.5" calcext:value-type="float">
            <text:p>47.5</text:p>
          </table:table-cell>
          <table:table-cell table:formula="of:=[.B259]*60" office:value-type="float" office:value="2850" calcext:value-type="float">
            <text:p>2850</text:p>
          </table:table-cell>
          <table:table-cell office:value-type="float" office:value="19.56" calcext:value-type="float">
            <text:p>19.56</text:p>
          </table:table-cell>
          <table:table-cell office:value-type="float" office:value="295" calcext:value-type="float">
            <text:p>295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5" calcext:value-type="float">
            <text:p>305</text:p>
          </table:table-cell>
          <table:table-cell table:style-name="Default" office:value-type="float" office:value="298" calcext:value-type="float">
            <text:p>298</text:p>
          </table:table-cell>
          <table:table-cell table:style-name="Default"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table:formula="of:=[.D259]/[.B259]*60" office:value-type="float" office:value="24.7073684210526" calcext:value-type="float">
            <text:p>24.7073684210526</text:p>
          </table:table-cell>
          <table:table-cell table:formula="of:=[.D259]/[.C259]/[.E259]" office:value-type="float" office:value="0.0000232649420160571" calcext:value-type="float">
            <text:p>2.32649420160571E-05</text:p>
          </table:table-cell>
          <table:table-cell table:formula="of:=[.M259] * 1.60934" office:value-type="float" office:value="0.0000374412017841213" calcext:value-type="float">
            <text:p>3.74412017841213E-05</text:p>
          </table:table-cell>
          <table:table-cell table:formula="of:=[.N259]*1000" office:value-type="float" office:value="0.0374412017841213" calcext:value-type="float">
            <text:p>0.0374412017841213</text:p>
          </table:table-cell>
          <table:table-cell table:formula="of:=[.O259]*[.E259]" office:value-type="float" office:value="11.0451545263158" calcext:value-type="float">
            <text:p>11.0451545263158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float" office:value="49.6" calcext:value-type="float">
            <text:p>49.6</text:p>
          </table:table-cell>
          <table:table-cell table:formula="of:=[.B260]*60" office:value-type="float" office:value="2976" calcext:value-type="float">
            <text:p>2976</text:p>
          </table:table-cell>
          <table:table-cell office:value-type="float" office:value="20.9" calcext:value-type="float">
            <text:p>20.9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86" calcext:value-type="float">
            <text:p>18.86</text:p>
          </table:table-cell>
          <table:table-cell office:value-type="float" office:value="323" calcext:value-type="float">
            <text:p>323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859" calcext:value-type="float">
            <text:p>859</text:p>
          </table:table-cell>
          <table:table-cell office:value-type="float" office:value="777" calcext:value-type="float">
            <text:p>777</text:p>
          </table:table-cell>
          <table:table-cell table:formula="of:=[.D260]/[.B260]*60" office:value-type="float" office:value="25.2822580645161" calcext:value-type="float">
            <text:p>25.2822580645161</text:p>
          </table:table-cell>
          <table:table-cell table:formula="of:=[.D260]/[.C260]/[.E260]" office:value-type="float" office:value="0.0000229504884391032" calcext:value-type="float">
            <text:p>2.29504884391032E-05</text:p>
          </table:table-cell>
          <table:table-cell table:formula="of:=[.M260] * 1.60934" office:value-type="float" office:value="0.0000369351390645864" calcext:value-type="float">
            <text:p>3.69351390645864E-05</text:p>
          </table:table-cell>
          <table:table-cell table:formula="of:=[.N260]*1000" office:value-type="float" office:value="0.0369351390645864" calcext:value-type="float">
            <text:p>0.0369351390645864</text:p>
          </table:table-cell>
          <table:table-cell table:formula="of:=[.O260]*[.E260]" office:value-type="float" office:value="11.3021525537634" calcext:value-type="float">
            <text:p>11.3021525537634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48.9" calcext:value-type="float">
            <text:p>48.9</text:p>
          </table:table-cell>
          <table:table-cell table:formula="of:=[.B261]*60" office:value-type="float" office:value="2934" calcext:value-type="float">
            <text:p>2934</text:p>
          </table:table-cell>
          <table:table-cell office:value-type="float" office:value="20.96" calcext:value-type="float">
            <text:p>20.96</text:p>
          </table:table-cell>
          <table:table-cell office:value-type="float" office:value="322" calcext:value-type="float">
            <text:p>322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35" calcext:value-type="float">
            <text:p>335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261]/[.B261]*60" office:value-type="float" office:value="25.7177914110429" calcext:value-type="float">
            <text:p>25.7177914110429</text:p>
          </table:table-cell>
          <table:table-cell table:formula="of:=[.D261]/[.C261]/[.E261]" office:value-type="float" office:value="0.0000221858103959998" calcext:value-type="float">
            <text:p>2.21858103959998E-05</text:p>
          </table:table-cell>
          <table:table-cell table:formula="of:=[.M261] * 1.60934" office:value-type="float" office:value="0.0000357045121026983" calcext:value-type="float">
            <text:p>3.57045121026983E-05</text:p>
          </table:table-cell>
          <table:table-cell table:formula="of:=[.N261]*1000" office:value-type="float" office:value="0.0357045121026983" calcext:value-type="float">
            <text:p>0.0357045121026983</text:p>
          </table:table-cell>
          <table:table-cell table:formula="of:=[.O261]*[.E261]" office:value-type="float" office:value="11.4968528970688" calcext:value-type="float">
            <text:p>11.4968528970688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02/04/22</text:p>
          </table:table-cell>
          <table:table-cell office:value-type="float" office:value="49.5" calcext:value-type="float">
            <text:p>49.5</text:p>
          </table:table-cell>
          <table:table-cell table:formula="of:=[.B262]*60" office:value-type="float" office:value="2970" calcext:value-type="float">
            <text:p>2970</text:p>
          </table:table-cell>
          <table:table-cell office:value-type="float" office:value="21.41" calcext:value-type="float">
            <text:p>21.41</text:p>
          </table:table-cell>
          <table:table-cell office:value-type="float" office:value="336" calcext:value-type="float">
            <text:p>33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42" calcext:value-type="float">
            <text:p>342</text:p>
          </table:table-cell>
          <table:table-cell table:style-name="Default" office:value-type="float" office:value="340" calcext:value-type="float">
            <text:p>340</text:p>
          </table:table-cell>
          <table:table-cell table:style-name="Default" office:value-type="float" office:value="880" calcext:value-type="float">
            <text:p>880</text:p>
          </table:table-cell>
          <table:table-cell office:value-type="float" office:value="805" calcext:value-type="float">
            <text:p>805</text:p>
          </table:table-cell>
          <table:table-cell table:formula="of:=[.D262]/[.B262]*60" office:value-type="float" office:value="25.9515151515152" calcext:value-type="float">
            <text:p>25.9515151515152</text:p>
          </table:table-cell>
          <table:table-cell table:formula="of:=[.D262]/[.C262]/[.E262]" office:value-type="float" office:value="0.0000214546256212923" calcext:value-type="float">
            <text:p>2.14546256212923E-05</text:p>
          </table:table-cell>
          <table:table-cell table:formula="of:=[.M262] * 1.60934" office:value-type="float" office:value="0.0000345277871973705" calcext:value-type="float">
            <text:p>3.45277871973705E-05</text:p>
          </table:table-cell>
          <table:table-cell table:formula="of:=[.N262]*1000" office:value-type="float" office:value="0.0345277871973705" calcext:value-type="float">
            <text:p>0.0345277871973705</text:p>
          </table:table-cell>
          <table:table-cell table:formula="of:=[.O262]*[.E262]" office:value-type="float" office:value="11.6013364983165" calcext:value-type="float">
            <text:p>11.6013364983165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02/05/22</text:p>
          </table:table-cell>
          <table:table-cell office:value-type="float" office:value="51.4" calcext:value-type="float">
            <text:p>51.4</text:p>
          </table:table-cell>
          <table:table-cell table:formula="of:=[.B263]*60" office:value-type="float" office:value="3084" calcext:value-type="float">
            <text:p>3084</text:p>
          </table:table-cell>
          <table:table-cell office:value-type="float" office:value="20.93" calcext:value-type="float">
            <text:p>20.93</text:p>
          </table:table-cell>
          <table:table-cell office:value-type="float" office:value="285" calcext:value-type="float">
            <text:p>285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97" calcext:value-type="float">
            <text:p>297</text:p>
          </table:table-cell>
          <table:table-cell table:style-name="Default" table:number-columns-repeated="2"/>
          <table:table-cell/>
          <table:table-cell table:formula="of:=[.D263]/[.B263]*60" office:value-type="float" office:value="24.431906614786" calcext:value-type="float">
            <text:p>24.431906614786</text:p>
          </table:table-cell>
          <table:table-cell table:formula="of:=[.D263]/[.C263]/[.E263]" office:value-type="float" office:value="0.0000238127744783489" calcext:value-type="float">
            <text:p>2.38127744783489E-05</text:p>
          </table:table-cell>
          <table:table-cell table:formula="of:=[.M263] * 1.60934" office:value-type="float" office:value="0.000038322850478986" calcext:value-type="float">
            <text:p>3.8322850478986E-05</text:p>
          </table:table-cell>
          <table:table-cell table:formula="of:=[.N263]*1000" office:value-type="float" office:value="0.038322850478986" calcext:value-type="float">
            <text:p>0.038322850478986</text:p>
          </table:table-cell>
          <table:table-cell table:formula="of:=[.O263]*[.E263]" office:value-type="float" office:value="10.922012386511" calcext:value-type="float">
            <text:p>10.922012386511</text:p>
          </table:table-cell>
          <table:table-cell table:number-columns-repeated="3"/>
        </table:table-row>
        <table:table-row table:style-name="ro1">
          <table:table-cell office:value-type="date" office:date-value="2022-02-06" calcext:value-type="date">
            <text:p>02/06/22</text:p>
          </table:table-cell>
          <table:table-cell office:value-type="float" office:value="51" calcext:value-type="float">
            <text:p>51</text:p>
          </table:table-cell>
          <table:table-cell table:formula="of:=[.B264]*60" office:value-type="float" office:value="3060" calcext:value-type="float">
            <text:p>3060</text:p>
          </table:table-cell>
          <table:table-cell office:value-type="float" office:value="21.36" calcext:value-type="float">
            <text:p>21.36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20.09" calcext:value-type="float">
            <text:p>20.09</text:p>
          </table:table-cell>
          <table:table-cell office:value-type="float" office:value="333" calcext:value-type="float">
            <text:p>333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890" calcext:value-type="float">
            <text:p>890</text:p>
          </table:table-cell>
          <table:table-cell office:value-type="float" office:value="812" calcext:value-type="float">
            <text:p>812</text:p>
          </table:table-cell>
          <table:table-cell table:formula="of:=[.D264]/[.B264]*60" office:value-type="float" office:value="25.1294117647059" calcext:value-type="float">
            <text:p>25.1294117647059</text:p>
          </table:table-cell>
          <table:table-cell table:formula="of:=[.D264]/[.C264]/[.E264]" office:value-type="float" office:value="0.00002202016453269" calcext:value-type="float">
            <text:p>2.202016453269E-05</text:p>
          </table:table-cell>
          <table:table-cell table:formula="of:=[.M264] * 1.60934" office:value-type="float" office:value="0.0000354379315890394" calcext:value-type="float">
            <text:p>3.54379315890394E-05</text:p>
          </table:table-cell>
          <table:table-cell table:formula="of:=[.N264]*1000" office:value-type="float" office:value="0.0354379315890394" calcext:value-type="float">
            <text:p>0.0354379315890394</text:p>
          </table:table-cell>
          <table:table-cell table:formula="of:=[.O264]*[.E264]" office:value-type="float" office:value="11.2338243137255" calcext:value-type="float">
            <text:p>11.233824313725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2/07/22</text:p>
          </table:table-cell>
          <table:table-cell office:value-type="float" office:value="50" calcext:value-type="float">
            <text:p>50</text:p>
          </table:table-cell>
          <table:table-cell table:formula="of:=[.B265]*60" office:value-type="float" office:value="3000" calcext:value-type="float">
            <text:p>3000</text:p>
          </table:table-cell>
          <table:table-cell office:value-type="float" office:value="21.25" calcext:value-type="float">
            <text:p>21.25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 office:value-type="float" office:value="19.39" calcext:value-type="float">
            <text:p>19.39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29" calcext:value-type="float">
            <text:p>329</text:p>
          </table:table-cell>
          <table:table-cell table:style-name="Default" office:value-type="float" office:value="887" calcext:value-type="float">
            <text:p>887</text:p>
          </table:table-cell>
          <table:table-cell office:value-type="float" office:value="807" calcext:value-type="float">
            <text:p>807</text:p>
          </table:table-cell>
          <table:table-cell table:formula="of:=[.D265]/[.B265]*60" office:value-type="float" office:value="25.5" calcext:value-type="float">
            <text:p>25.5</text:p>
          </table:table-cell>
          <table:table-cell table:formula="of:=[.D265]/[.C265]/[.E265]" office:value-type="float" office:value="0.0000225583864118896" calcext:value-type="float">
            <text:p>2.25583864118896E-05</text:p>
          </table:table-cell>
          <table:table-cell table:formula="of:=[.M265] * 1.60934" office:value-type="float" office:value="0.0000363041135881104" calcext:value-type="float">
            <text:p>3.63041135881104E-05</text:p>
          </table:table-cell>
          <table:table-cell table:formula="of:=[.N265]*1000" office:value-type="float" office:value="0.0363041135881104" calcext:value-type="float">
            <text:p>0.0363041135881104</text:p>
          </table:table-cell>
          <table:table-cell table:formula="of:=[.O265]*[.E265]" office:value-type="float" office:value="11.3994916666667" calcext:value-type="float">
            <text:p>11.3994916666667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float" office:value="45.4" calcext:value-type="float">
            <text:p>45.4</text:p>
          </table:table-cell>
          <table:table-cell table:formula="of:=[.B266]*60" office:value-type="float" office:value="2724" calcext:value-type="float">
            <text:p>2724</text:p>
          </table:table-cell>
          <table:table-cell office:value-type="float" office:value="19.78" calcext:value-type="float">
            <text:p>19.78</text:p>
          </table:table-cell>
          <table:table-cell office:value-type="float" office:value="333" calcext:value-type="float">
            <text:p>333</text:p>
          </table:table-cell>
          <table:table-cell office:value-type="float" office:value="42.6" calcext:value-type="float">
            <text:p>42.6</text:p>
          </table:table-cell>
          <table:table-cell office:value-type="float" office:value="18.79" calcext:value-type="float">
            <text:p>18.79</text:p>
          </table:table-cell>
          <table:table-cell office:value-type="float" office:value="343" calcext:value-type="float">
            <text:p>343</text:p>
          </table:table-cell>
          <table:table-cell table:style-name="Default" office:value-type="float" office:value="327" calcext:value-type="float">
            <text:p>327</text:p>
          </table:table-cell>
          <table:table-cell table:style-name="Default" office:value-type="float" office:value="882" calcext:value-type="float">
            <text:p>882</text:p>
          </table:table-cell>
          <table:table-cell office:value-type="float" office:value="802" calcext:value-type="float">
            <text:p>802</text:p>
          </table:table-cell>
          <table:table-cell table:formula="of:=[.D266]/[.B266]*60" office:value-type="float" office:value="26.1409691629956" calcext:value-type="float">
            <text:p>26.1409691629956</text:p>
          </table:table-cell>
          <table:table-cell table:formula="of:=[.D266]/[.C266]/[.E266]" office:value-type="float" office:value="0.0000218059469160791" calcext:value-type="float">
            <text:p>2.18059469160791E-05</text:p>
          </table:table-cell>
          <table:table-cell table:formula="of:=[.M266] * 1.60934" office:value-type="float" office:value="0.0000350931826099227" calcext:value-type="float">
            <text:p>3.50931826099227E-05</text:p>
          </table:table-cell>
          <table:table-cell table:formula="of:=[.N266]*1000" office:value-type="float" office:value="0.0350931826099227" calcext:value-type="float">
            <text:p>0.0350931826099227</text:p>
          </table:table-cell>
          <table:table-cell table:formula="of:=[.O266]*[.E266]" office:value-type="float" office:value="11.6860298091043" calcext:value-type="float">
            <text:p>11.6860298091043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float" office:value="48.7" calcext:value-type="float">
            <text:p>48.7</text:p>
          </table:table-cell>
          <table:table-cell table:formula="of:=[.B267]*60" office:value-type="float" office:value="2922" calcext:value-type="float">
            <text:p>2922</text:p>
          </table:table-cell>
          <table:table-cell office:value-type="float" office:value="21.52" calcext:value-type="float">
            <text:p>21.52</text:p>
          </table:table-cell>
          <table:table-cell office:value-type="float" office:value="348" calcext:value-type="float">
            <text:p>348</text:p>
          </table:table-cell>
          <table:table-cell office:value-type="float" office:value="45.5" calcext:value-type="float">
            <text:p>45.5</text:p>
          </table:table-cell>
          <table:table-cell office:value-type="float" office:value="20.42" calcext:value-type="float">
            <text:p>20.42</text:p>
          </table:table-cell>
          <table:table-cell office:value-type="float" office:value="359" calcext:value-type="float">
            <text:p>359</text:p>
          </table:table-cell>
          <table:table-cell table:style-name="Default" office:value-type="float" office:value="361" calcext:value-type="float">
            <text:p>361</text:p>
          </table:table-cell>
          <table:table-cell table:style-name="Default" office:value-type="float" office:value="961" calcext:value-type="float">
            <text:p>961</text:p>
          </table:table-cell>
          <table:table-cell office:value-type="float" office:value="885" calcext:value-type="float">
            <text:p>885</text:p>
          </table:table-cell>
          <table:table-cell table:formula="of:=[.D267]/[.B267]*60" office:value-type="float" office:value="26.5133470225873" calcext:value-type="float">
            <text:p>26.5133470225873</text:p>
          </table:table-cell>
          <table:table-cell table:formula="of:=[.D267]/[.C267]/[.E267]" office:value-type="float" office:value="0.0000211632718890384" calcext:value-type="float">
            <text:p>2.11632718890384E-05</text:p>
          </table:table-cell>
          <table:table-cell table:formula="of:=[.M267] * 1.60934" office:value-type="float" office:value="0.000034058899981905" calcext:value-type="float">
            <text:p>3.4058899981905E-05</text:p>
          </table:table-cell>
          <table:table-cell table:formula="of:=[.N267]*1000" office:value-type="float" office:value="0.034058899981905" calcext:value-type="float">
            <text:p>0.034058899981905</text:p>
          </table:table-cell>
          <table:table-cell table:formula="of:=[.O267]*[.E267]" office:value-type="float" office:value="11.8524971937029" calcext:value-type="float">
            <text:p>11.8524971937029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02/11/22</text:p>
          </table:table-cell>
          <table:table-cell office:value-type="float" office:value="49.3" calcext:value-type="float">
            <text:p>49.3</text:p>
          </table:table-cell>
          <table:table-cell table:formula="of:=[.B268]*60" office:value-type="float" office:value="2958" calcext:value-type="float">
            <text:p>2958</text:p>
          </table:table-cell>
          <table:table-cell office:value-type="float" office:value="21.34" calcext:value-type="float">
            <text:p>21.34</text:p>
          </table:table-cell>
          <table:table-cell office:value-type="float" office:value="331" calcext:value-type="float">
            <text:p>331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45" calcext:value-type="float">
            <text:p>345</text:p>
          </table:table-cell>
          <table:table-cell table:style-name="Default" office:value-type="float" office:value="347" calcext:value-type="float">
            <text:p>347</text:p>
          </table:table-cell>
          <table:table-cell table:style-name="Default" office:value-type="float" office:value="928" calcext:value-type="float">
            <text:p>928</text:p>
          </table:table-cell>
          <table:table-cell office:value-type="float" office:value="851" calcext:value-type="float">
            <text:p>851</text:p>
          </table:table-cell>
          <table:table-cell table:formula="of:=[.D268]/[.B268]*60" office:value-type="float" office:value="25.9716024340771" calcext:value-type="float">
            <text:p>25.9716024340771</text:p>
          </table:table-cell>
          <table:table-cell table:formula="of:=[.D268]/[.C268]/[.E268]" office:value-type="float" office:value="0.0000217955710255766" calcext:value-type="float">
            <text:p>2.17955710255766E-05</text:p>
          </table:table-cell>
          <table:table-cell table:formula="of:=[.M268] * 1.60934" office:value-type="float" office:value="0.0000350764842743014" calcext:value-type="float">
            <text:p>3.50764842743014E-05</text:p>
          </table:table-cell>
          <table:table-cell table:formula="of:=[.N268]*1000" office:value-type="float" office:value="0.0350764842743014" calcext:value-type="float">
            <text:p>0.0350764842743014</text:p>
          </table:table-cell>
          <table:table-cell table:formula="of:=[.O268]*[.E268]" office:value-type="float" office:value="11.6103162947938" calcext:value-type="float">
            <text:p>11.6103162947938</text:p>
          </table:table-cell>
          <table:table-cell table:number-columns-repeated="3"/>
        </table:table-row>
        <table:table-row table:style-name="ro1">
          <table:table-cell office:value-type="date" office:date-value="2022-02-12" calcext:value-type="date">
            <text:p>02/12/22</text:p>
          </table:table-cell>
          <table:table-cell office:value-type="float" office:value="48.1" calcext:value-type="float">
            <text:p>48.1</text:p>
          </table:table-cell>
          <table:table-cell table:formula="of:=[.B269]*60" office:value-type="float" office:value="2886" calcext:value-type="float">
            <text:p>2886</text:p>
          </table:table-cell>
          <table:table-cell office:value-type="float" office:value="20.14" calcext:value-type="float">
            <text:p>20.14</text:p>
          </table:table-cell>
          <table:table-cell office:value-type="float" office:value="299" calcext:value-type="float">
            <text:p>299</text:p>
          </table:table-cell>
          <table:table-cell office:value-type="float" office:value="44.7" calcext:value-type="float">
            <text:p>44.7</text:p>
          </table:table-cell>
          <table:table-cell office:value-type="float" office:value="19.01" calcext:value-type="float">
            <text:p>19.01</text:p>
          </table:table-cell>
          <table:table-cell office:value-type="float" office:value="310" calcext:value-type="float">
            <text:p>310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69]/[.B269]*60" office:value-type="float" office:value="25.1226611226611" calcext:value-type="float">
            <text:p>25.1226611226611</text:p>
          </table:table-cell>
          <table:table-cell table:formula="of:=[.D269]/[.C269]/[.E269]" office:value-type="float" office:value="0.0000233395216672809" calcext:value-type="float">
            <text:p>2.33395216672809E-05</text:p>
          </table:table-cell>
          <table:table-cell table:formula="of:=[.M269] * 1.60934" office:value-type="float" office:value="0.0000375612258000218" calcext:value-type="float">
            <text:p>3.75612258000218E-05</text:p>
          </table:table-cell>
          <table:table-cell table:formula="of:=[.N269]*1000" office:value-type="float" office:value="0.0375612258000218" calcext:value-type="float">
            <text:p>0.0375612258000218</text:p>
          </table:table-cell>
          <table:table-cell table:formula="of:=[.O269]*[.E269]" office:value-type="float" office:value="11.2308065142065" calcext:value-type="float">
            <text:p>11.2308065142065</text:p>
          </table:table-cell>
          <table:table-cell table:number-columns-repeated="3"/>
        </table:table-row>
        <table:table-row table:style-name="ro1">
          <table:table-cell office:value-type="date" office:date-value="2022-02-13" calcext:value-type="date">
            <text:p>02/13/22</text:p>
          </table:table-cell>
          <table:table-cell office:value-type="float" office:value="34" calcext:value-type="float">
            <text:p>34</text:p>
          </table:table-cell>
          <table:table-cell table:formula="of:=[.B270]*60" office:value-type="float" office:value="2040" calcext:value-type="float">
            <text:p>2040</text:p>
          </table:table-cell>
          <table:table-cell office:value-type="float" office:value="14.84" calcext:value-type="float">
            <text:p>14.84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table:style-name="Default" office:value-type="float" office:value="340" calcext:value-type="float">
            <text:p>340</text:p>
          </table:table-cell>
          <table:table-cell table:style-name="Default" office:value-type="float" office:value="644" calcext:value-type="float">
            <text:p>644</text:p>
          </table:table-cell>
          <table:table-cell office:value-type="float" office:value="589" calcext:value-type="float">
            <text:p>589</text:p>
          </table:table-cell>
          <table:table-cell table:formula="of:=[.D270]/[.B270]*60" office:value-type="float" office:value="26.1882352941176" calcext:value-type="float">
            <text:p>26.1882352941176</text:p>
          </table:table-cell>
          <table:table-cell table:formula="of:=[.D270]/[.C270]/[.E270]" office:value-type="float" office:value="0.0000217799694728191" calcext:value-type="float">
            <text:p>2.17799694728191E-05</text:p>
          </table:table-cell>
          <table:table-cell table:formula="of:=[.M270] * 1.60934" office:value-type="float" office:value="0.0000350513760713866" calcext:value-type="float">
            <text:p>3.50513760713866E-05</text:p>
          </table:table-cell>
          <table:table-cell table:formula="of:=[.N270]*1000" office:value-type="float" office:value="0.0350513760713866" calcext:value-type="float">
            <text:p>0.0350513760713866</text:p>
          </table:table-cell>
          <table:table-cell table:formula="of:=[.O270]*[.E270]" office:value-type="float" office:value="11.7071596078431" calcext:value-type="float">
            <text:p>11.7071596078431</text:p>
          </table:table-cell>
          <table:table-cell office:value-type="string" calcext:value-type="string">
            <text:p>Late 8:13 for 8:00</text:p>
          </table:table-cell>
          <table:table-cell table:number-columns-repeated="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float" office:value="47.5" calcext:value-type="float">
            <text:p>47.5</text:p>
          </table:table-cell>
          <table:table-cell table:formula="of:=[.B271]*60" office:value-type="float" office:value="2850" calcext:value-type="float">
            <text:p>2850</text:p>
          </table:table-cell>
          <table:table-cell office:value-type="float" office:value="20.67" calcext:value-type="float">
            <text:p>20.67</text:p>
          </table:table-cell>
          <table:table-cell office:value-type="float" office:value="335" calcext:value-type="float">
            <text:p>335</text:p>
          </table:table-cell>
          <table:table-cell office:value-type="float" office:value="44.9" calcext:value-type="float">
            <text:p>44.9</text:p>
          </table:table-cell>
          <table:table-cell office:value-type="float" office:value="19.84" calcext:value-type="float">
            <text:p>19.84</text:p>
          </table:table-cell>
          <table:table-cell office:value-type="float" office:value="345" calcext:value-type="float">
            <text:p>345</text:p>
          </table:table-cell>
          <table:table-cell table:style-name="Default" office:value-type="float" office:value="345" calcext:value-type="float">
            <text:p>345</text:p>
          </table:table-cell>
          <table:table-cell table:style-name="Default" office:value-type="float" office:value="912" calcext:value-type="float">
            <text:p>912</text:p>
          </table:table-cell>
          <table:table-cell office:value-type="float" office:value="835" calcext:value-type="float">
            <text:p>835</text:p>
          </table:table-cell>
          <table:table-cell table:formula="of:=[.D271]/[.B271]*60" office:value-type="float" office:value="26.1094736842105" calcext:value-type="float">
            <text:p>26.1094736842105</text:p>
          </table:table-cell>
          <table:table-cell table:formula="of:=[.D271]/[.C271]/[.E271]" office:value-type="float" office:value="0.0000216496465043205" calcext:value-type="float">
            <text:p>2.16496465043205E-05</text:p>
          </table:table-cell>
          <table:table-cell table:formula="of:=[.M271] * 1.60934" office:value-type="float" office:value="0.0000348416421052632" calcext:value-type="float">
            <text:p>3.48416421052632E-05</text:p>
          </table:table-cell>
          <table:table-cell table:formula="of:=[.N271]*1000" office:value-type="float" office:value="0.0348416421052632" calcext:value-type="float">
            <text:p>0.0348416421052632</text:p>
          </table:table-cell>
          <table:table-cell table:formula="of:=[.O271]*[.E271]" office:value-type="float" office:value="11.6719501052632" calcext:value-type="float">
            <text:p>11.6719501052632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float" office:value="48.6" calcext:value-type="float">
            <text:p>48.6</text:p>
          </table:table-cell>
          <table:table-cell table:formula="of:=[.B272]*60" office:value-type="float" office:value="2916" calcext:value-type="float">
            <text:p>2916</text:p>
          </table:table-cell>
          <table:table-cell office:value-type="float" office:value="20.57" calcext:value-type="float">
            <text:p>20.57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3" calcext:value-type="float">
            <text:p>323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6" calcext:value-type="float">
            <text:p>876</text:p>
          </table:table-cell>
          <table:table-cell office:value-type="float" office:value="796" calcext:value-type="float">
            <text:p>796</text:p>
          </table:table-cell>
          <table:table-cell table:formula="of:=[.D272]/[.B272]*60" office:value-type="float" office:value="25.3950617283951" calcext:value-type="float">
            <text:p>25.3950617283951</text:p>
          </table:table-cell>
          <table:table-cell table:formula="of:=[.D272]/[.C272]/[.E272]" office:value-type="float" office:value="0.000022465553545997" calcext:value-type="float">
            <text:p>2.2465553545997E-05</text:p>
          </table:table-cell>
          <table:table-cell table:formula="of:=[.M272] * 1.60934" office:value-type="float" office:value="0.0000361547139437149" calcext:value-type="float">
            <text:p>3.61547139437149E-05</text:p>
          </table:table-cell>
          <table:table-cell table:formula="of:=[.N272]*1000" office:value-type="float" office:value="0.0361547139437149" calcext:value-type="float">
            <text:p>0.0361547139437149</text:p>
          </table:table-cell>
          <table:table-cell table:formula="of:=[.O272]*[.E272]" office:value-type="float" office:value="11.3525801783265" calcext:value-type="float">
            <text:p>11.3525801783265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float" office:value="47.7" calcext:value-type="float">
            <text:p>47.7</text:p>
          </table:table-cell>
          <table:table-cell table:formula="of:=[.B273]*60" office:value-type="float" office:value="2862" calcext:value-type="float">
            <text:p>2862</text:p>
          </table:table-cell>
          <table:table-cell office:value-type="float" office:value="20.28" calcext:value-type="float">
            <text:p>20.28</text:p>
          </table:table-cell>
          <table:table-cell office:value-type="float" office:value="316" calcext:value-type="float">
            <text:p>31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73]/[.B273]*60" office:value-type="float" office:value="25.5094339622641" calcext:value-type="float">
            <text:p>25.5094339622641</text:p>
          </table:table-cell>
          <table:table-cell table:formula="of:=[.D273]/[.C273]/[.E273]" office:value-type="float" office:value="0.0000224239046785022" calcext:value-type="float">
            <text:p>2.24239046785022E-05</text:p>
          </table:table-cell>
          <table:table-cell table:formula="of:=[.M273] * 1.60934" office:value-type="float" office:value="0.0000360876867553008" calcext:value-type="float">
            <text:p>3.60876867553008E-05</text:p>
          </table:table-cell>
          <table:table-cell table:formula="of:=[.N273]*1000" office:value-type="float" office:value="0.0360876867553008" calcext:value-type="float">
            <text:p>0.0360876867553008</text:p>
          </table:table-cell>
          <table:table-cell table:formula="of:=[.O273]*[.E273]" office:value-type="float" office:value="11.4037090146751" calcext:value-type="float">
            <text:p>11.4037090146751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02/18/22</text:p>
          </table:table-cell>
          <table:table-cell office:value-type="float" office:value="47.6" calcext:value-type="float">
            <text:p>47.6</text:p>
          </table:table-cell>
          <table:table-cell table:formula="of:=[.B274]*60" office:value-type="float" office:value="2856" calcext:value-type="float">
            <text:p>2856</text:p>
          </table:table-cell>
          <table:table-cell office:value-type="float" office:value="20.79" calcext:value-type="float">
            <text:p>20.79</text:p>
          </table:table-cell>
          <table:table-cell office:value-type="float" office:value="342" calcext:value-type="float">
            <text:p>342</text:p>
          </table:table-cell>
          <table:table-cell office:value-type="float" office:value="46.8" calcext:value-type="float">
            <text:p>46.8</text:p>
          </table:table-cell>
          <table:table-cell office:value-type="float" office:value="20.53" calcext:value-type="float">
            <text:p>20.53</text:p>
          </table:table-cell>
          <table:table-cell office:value-type="float" office:value="344" calcext:value-type="float">
            <text:p>344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float" office:value="936" calcext:value-type="float">
            <text:p>936</text:p>
          </table:table-cell>
          <table:table-cell office:value-type="float" office:value="859" calcext:value-type="float">
            <text:p>859</text:p>
          </table:table-cell>
          <table:table-cell table:formula="of:=[.D274]/[.B274]*60" office:value-type="float" office:value="26.2058823529412" calcext:value-type="float">
            <text:p>26.2058823529412</text:p>
          </table:table-cell>
          <table:table-cell table:formula="of:=[.D274]/[.C274]/[.E274]" office:value-type="float" office:value="0.0000212848297213622" calcext:value-type="float">
            <text:p>2.12848297213622E-05</text:p>
          </table:table-cell>
          <table:table-cell table:formula="of:=[.M274] * 1.60934" office:value-type="float" office:value="0.0000342545278637771" calcext:value-type="float">
            <text:p>3.42545278637771E-05</text:p>
          </table:table-cell>
          <table:table-cell table:formula="of:=[.N274]*1000" office:value-type="float" office:value="0.0342545278637771" calcext:value-type="float">
            <text:p>0.0342545278637771</text:p>
          </table:table-cell>
          <table:table-cell table:formula="of:=[.O274]*[.E274]" office:value-type="float" office:value="11.7150485294118" calcext:value-type="float">
            <text:p>11.7150485294118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float" office:value="49.8" calcext:value-type="float">
            <text:p>49.8</text:p>
          </table:table-cell>
          <table:table-cell table:formula="of:=[.B275]*60" office:value-type="float" office:value="2988" calcext:value-type="float">
            <text:p>2988</text:p>
          </table:table-cell>
          <table:table-cell office:value-type="float" office:value="19.99" calcext:value-type="float">
            <text:p>19.99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8.37" calcext:value-type="float">
            <text:p>18.37</text:p>
          </table:table-cell>
          <table:table-cell office:value-type="float" office:value="279" calcext:value-type="float">
            <text:p>279</text:p>
          </table:table-cell>
          <table:table-cell table:style-name="Default" table:number-columns-repeated="2"/>
          <table:table-cell/>
          <table:table-cell table:formula="of:=[.D275]/[.B275]*60" office:value-type="float" office:value="24.0843373493976" calcext:value-type="float">
            <text:p>24.0843373493976</text:p>
          </table:table-cell>
          <table:table-cell table:formula="of:=[.D275]/[.C275]/[.E275]" office:value-type="float" office:value="0.0000250565307421947" calcext:value-type="float">
            <text:p>2.50565307421947E-05</text:p>
          </table:table-cell>
          <table:table-cell table:formula="of:=[.M275] * 1.60934" office:value-type="float" office:value="0.0000403244771846437" calcext:value-type="float">
            <text:p>4.03244771846437E-05</text:p>
          </table:table-cell>
          <table:table-cell table:formula="of:=[.N275]*1000" office:value-type="float" office:value="0.0403244771846437" calcext:value-type="float">
            <text:p>0.0403244771846437</text:p>
          </table:table-cell>
          <table:table-cell table:formula="of:=[.O275]*[.E275]" office:value-type="float" office:value="10.7666354082999" calcext:value-type="float">
            <text:p>10.7666354082999</text:p>
          </table:table-cell>
          <table:table-cell table:number-columns-repeated="3"/>
        </table:table-row>
        <table:table-row table:style-name="ro1">
          <table:table-cell office:value-type="date" office:date-value="2022-02-20" calcext:value-type="date">
            <text:p>02/20/22</text:p>
          </table:table-cell>
          <table:table-cell office:value-type="float" office:value="53.3" calcext:value-type="float">
            <text:p>53.3</text:p>
          </table:table-cell>
          <table:table-cell table:formula="of:=[.B276]*60" office:value-type="float" office:value="3198" calcext:value-type="float">
            <text:p>3198</text:p>
          </table:table-cell>
          <table:table-cell office:value-type="float" office:value="22.32" calcext:value-type="float">
            <text:p>22.32</text:p>
          </table:table-cell>
          <table:table-cell office:value-type="float" office:value="301" calcext:value-type="float">
            <text:p>30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322" calcext:value-type="float">
            <text:p>322</text:p>
          </table:table-cell>
          <table:table-cell table:style-name="Default" office:value-type="float" office:value="328" calcext:value-type="float">
            <text:p>328</text:p>
          </table:table-cell>
          <table:table-cell table:style-name="Default" office:value-type="float" office:value="865" calcext:value-type="float">
            <text:p>865</text:p>
          </table:table-cell>
          <table:table-cell office:value-type="float" office:value="787" calcext:value-type="float">
            <text:p>787</text:p>
          </table:table-cell>
          <table:table-cell table:formula="of:=[.D276]/[.B276]*60" office:value-type="float" office:value="25.125703564728" calcext:value-type="float">
            <text:p>25.125703564728</text:p>
          </table:table-cell>
          <table:table-cell table:formula="of:=[.D276]/[.C276]/[.E276]" office:value-type="float" office:value="0.0000231872495060243" calcext:value-type="float">
            <text:p>2.31872495060243E-05</text:p>
          </table:table-cell>
          <table:table-cell table:formula="of:=[.M276] * 1.60934" office:value-type="float" office:value="0.0000373161681200252" calcext:value-type="float">
            <text:p>3.73161681200252E-05</text:p>
          </table:table-cell>
          <table:table-cell table:formula="of:=[.N276]*1000" office:value-type="float" office:value="0.0373161681200252" calcext:value-type="float">
            <text:p>0.0373161681200252</text:p>
          </table:table-cell>
          <table:table-cell table:formula="of:=[.O276]*[.E276]" office:value-type="float" office:value="11.2321666041276" calcext:value-type="float">
            <text:p>11.2321666041276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02/21/22</text:p>
          </table:table-cell>
          <table:table-cell office:value-type="float" office:value="51" calcext:value-type="float">
            <text:p>51</text:p>
          </table:table-cell>
          <table:table-cell table:formula="of:=[.B277]*60" office:value-type="float" office:value="3060" calcext:value-type="float">
            <text:p>3060</text:p>
          </table:table-cell>
          <table:table-cell office:value-type="float" office:value="21.69" calcext:value-type="float">
            <text:p>21.69</text:p>
          </table:table-cell>
          <table:table-cell office:value-type="float" office:value="315" calcext:value-type="float">
            <text:p>315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339" calcext:value-type="float">
            <text:p>339</text:p>
          </table:table-cell>
          <table:table-cell table:style-name="Default" office:value-type="float" office:value="336" calcext:value-type="float">
            <text:p>336</text:p>
          </table:table-cell>
          <table:table-cell table:style-name="Default" office:value-type="float" office:value="771" calcext:value-type="float">
            <text:p>771</text:p>
          </table:table-cell>
          <table:table-cell office:value-type="float" office:value="703" calcext:value-type="float">
            <text:p>703</text:p>
          </table:table-cell>
          <table:table-cell table:formula="of:=[.D277]/[.B277]*60" office:value-type="float" office:value="25.5176470588235" calcext:value-type="float">
            <text:p>25.5176470588235</text:p>
          </table:table-cell>
          <table:table-cell table:formula="of:=[.D277]/[.C277]/[.E277]" office:value-type="float" office:value="0.0000225023342670401" calcext:value-type="float">
            <text:p>2.25023342670401E-05</text:p>
          </table:table-cell>
          <table:table-cell table:formula="of:=[.M277] * 1.60934" office:value-type="float" office:value="0.0000362139066293184" calcext:value-type="float">
            <text:p>3.62139066293184E-05</text:p>
          </table:table-cell>
          <table:table-cell table:formula="of:=[.N277]*1000" office:value-type="float" office:value="0.0362139066293184" calcext:value-type="float">
            <text:p>0.0362139066293184</text:p>
          </table:table-cell>
          <table:table-cell table:formula="of:=[.O277]*[.E277]" office:value-type="float" office:value="11.4073805882353" calcext:value-type="float">
            <text:p>11.4073805882353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float" office:value="44.6" calcext:value-type="float">
            <text:p>44.6</text:p>
          </table:table-cell>
          <table:table-cell table:formula="of:=[.B278]*60" office:value-type="float" office:value="2676" calcext:value-type="float">
            <text:p>2676</text:p>
          </table:table-cell>
          <table:table-cell office:value-type="float" office:value="18.97" calcext:value-type="float">
            <text:p>18.97</text:p>
          </table:table-cell>
          <table:table-cell office:value-type="float" office:value="312" calcext:value-type="float">
            <text:p>312</text:p>
          </table:table-cell>
          <table:table-cell office:value-type="float" office:value="41.5" calcext:value-type="float">
            <text:p>41.5</text:p>
          </table:table-cell>
          <table:table-cell office:value-type="float" office:value="17.92" calcext:value-type="float">
            <text:p>17.92</text:p>
          </table:table-cell>
          <table:table-cell office:value-type="float" office:value="324" calcext:value-type="float">
            <text:p>324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78]/[.B278]*60" office:value-type="float" office:value="25.5201793721973" calcext:value-type="float">
            <text:p>25.5201793721973</text:p>
          </table:table-cell>
          <table:table-cell table:formula="of:=[.D278]/[.C278]/[.E278]" office:value-type="float" office:value="0.0000227209574182668" calcext:value-type="float">
            <text:p>2.27209574182668E-05</text:p>
          </table:table-cell>
          <table:table-cell table:formula="of:=[.M278] * 1.60934" office:value-type="float" office:value="0.0000365657456115135" calcext:value-type="float">
            <text:p>3.65657456115135E-05</text:p>
          </table:table-cell>
          <table:table-cell table:formula="of:=[.N278]*1000" office:value-type="float" office:value="0.0365657456115135" calcext:value-type="float">
            <text:p>0.0365657456115135</text:p>
          </table:table-cell>
          <table:table-cell table:formula="of:=[.O278]*[.E278]" office:value-type="float" office:value="11.4085126307922" calcext:value-type="float">
            <text:p>11.4085126307922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float" office:value="46.5" calcext:value-type="float">
            <text:p>46.5</text:p>
          </table:table-cell>
          <table:table-cell table:formula="of:=[.B279]*60" office:value-type="float" office:value="2790" calcext:value-type="float">
            <text:p>2790</text:p>
          </table:table-cell>
          <table:table-cell office:value-type="float" office:value="20.01" calcext:value-type="float">
            <text:p>20.01</text:p>
          </table:table-cell>
          <table:table-cell office:value-type="float" office:value="324" calcext:value-type="float">
            <text:p>324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Default" office:value-type="float" office:value="330" calcext:value-type="float">
            <text:p>330</text:p>
          </table:table-cell>
          <table:table-cell table:style-name="Default" office:value-type="float" office:value="889" calcext:value-type="float">
            <text:p>889</text:p>
          </table:table-cell>
          <table:table-cell office:value-type="float" office:value="809" calcext:value-type="float">
            <text:p>809</text:p>
          </table:table-cell>
          <table:table-cell table:formula="of:=[.D279]/[.B279]*60" office:value-type="float" office:value="25.8193548387097" calcext:value-type="float">
            <text:p>25.8193548387097</text:p>
          </table:table-cell>
          <table:table-cell table:formula="of:=[.D279]/[.C279]/[.E279]" office:value-type="float" office:value="0.0000221359352183725" calcext:value-type="float">
            <text:p>2.21359352183725E-05</text:p>
          </table:table-cell>
          <table:table-cell table:formula="of:=[.M279] * 1.60934" office:value-type="float" office:value="0.0000356242459843356" calcext:value-type="float">
            <text:p>3.56242459843356E-05</text:p>
          </table:table-cell>
          <table:table-cell table:formula="of:=[.N279]*1000" office:value-type="float" office:value="0.0356242459843356" calcext:value-type="float">
            <text:p>0.0356242459843356</text:p>
          </table:table-cell>
          <table:table-cell table:formula="of:=[.O279]*[.E279]" office:value-type="float" office:value="11.5422556989247" calcext:value-type="float">
            <text:p>11.5422556989247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02/25/22</text:p>
          </table:table-cell>
          <table:table-cell office:value-type="float" office:value="44.2" calcext:value-type="float">
            <text:p>44.2</text:p>
          </table:table-cell>
          <table:table-cell table:formula="of:=[.B280]*60" office:value-type="float" office:value="2652" calcext:value-type="float">
            <text:p>2652</text:p>
          </table:table-cell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80]/[.B280]*60" office:value-type="float" office:value="25.7918552036199" calcext:value-type="float">
            <text:p>25.7918552036199</text:p>
          </table:table-cell>
          <table:table-cell table:formula="of:=[.D280]/[.C280]/[.E280]" office:value-type="float" office:value="0.0000222497025566079" calcext:value-type="float">
            <text:p>2.22497025566079E-05</text:p>
          </table:table-cell>
          <table:table-cell table:formula="of:=[.M280] * 1.60934" office:value-type="float" office:value="0.0000358073363124514" calcext:value-type="float">
            <text:p>3.58073363124514E-05</text:p>
          </table:table-cell>
          <table:table-cell table:formula="of:=[.N280]*1000" office:value-type="float" office:value="0.0358073363124514" calcext:value-type="float">
            <text:p>0.0358073363124514</text:p>
          </table:table-cell>
          <table:table-cell table:formula="of:=[.O280]*[.E280]" office:value-type="float" office:value="11.5299622926094" calcext:value-type="float">
            <text:p>11.5299622926094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02/26/22</text:p>
          </table:table-cell>
          <table:table-cell office:value-type="float" office:value="47.8" calcext:value-type="float">
            <text:p>47.8</text:p>
          </table:table-cell>
          <table:table-cell table:formula="of:=[.B281]*60" office:value-type="float" office:value="2868" calcext:value-type="float">
            <text:p>2868</text:p>
          </table:table-cell>
          <table:table-cell office:value-type="float" office:value="19.42" calcext:value-type="float">
            <text:p>19.42</text:p>
          </table:table-cell>
          <table:table-cell office:value-type="float" office:value="277" calcext:value-type="float">
            <text:p>277</text:p>
          </table:table-cell>
          <table:table-cell office:value-type="float" office:value="45.4" calcext:value-type="float">
            <text:p>45.4</text:p>
          </table:table-cell>
          <table:table-cell office:value-type="float" office:value="18.57" calcext:value-type="float">
            <text:p>18.57</text:p>
          </table:table-cell>
          <table:table-cell office:value-type="float" office:value="282" calcext:value-type="float">
            <text:p>282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773" calcext:value-type="float">
            <text:p>773</text:p>
          </table:table-cell>
          <table:table-cell office:value-type="float" office:value="687" calcext:value-type="float">
            <text:p>687</text:p>
          </table:table-cell>
          <table:table-cell table:formula="of:=[.D281]/[.B281]*60" office:value-type="float" office:value="24.3765690376569" calcext:value-type="float">
            <text:p>24.3765690376569</text:p>
          </table:table-cell>
          <table:table-cell table:formula="of:=[.D281]/[.C281]/[.E281]" office:value-type="float" office:value="0.0000244450150798806" calcext:value-type="float">
            <text:p>2.44450150798806E-05</text:p>
          </table:table-cell>
          <table:table-cell table:formula="of:=[.M281] * 1.60934" office:value-type="float" office:value="0.000039340340568655" calcext:value-type="float">
            <text:p>3.9340340568655E-05</text:p>
          </table:table-cell>
          <table:table-cell table:formula="of:=[.N281]*1000" office:value-type="float" office:value="0.039340340568655" calcext:value-type="float">
            <text:p>0.039340340568655</text:p>
          </table:table-cell>
          <table:table-cell table:formula="of:=[.O281]*[.E281]" office:value-type="float" office:value="10.8972743375174" calcext:value-type="float">
            <text:p>10.897274337517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float" office:value="51.2" calcext:value-type="float">
            <text:p>51.2</text:p>
          </table:table-cell>
          <table:table-cell table:formula="of:=[.B282]*60" office:value-type="float" office:value="3072" calcext:value-type="float">
            <text:p>3072</text:p>
          </table:table-cell>
          <table:table-cell office:value-type="float" office:value="20.89" calcext:value-type="float">
            <text:p>20.89</text:p>
          </table:table-cell>
          <table:table-cell office:value-type="float" office:value="315" calcext:value-type="float">
            <text:p>31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42" calcext:value-type="float">
            <text:p>342</text:p>
          </table:table-cell>
          <table:table-cell table:style-name="Default" office:value-type="float" office:value="344" calcext:value-type="float">
            <text:p>344</text:p>
          </table:table-cell>
          <table:table-cell table:style-name="Default" office:value-type="float" office:value="888" calcext:value-type="float">
            <text:p>888</text:p>
          </table:table-cell>
          <table:table-cell office:value-type="float" office:value="813" calcext:value-type="float">
            <text:p>813</text:p>
          </table:table-cell>
          <table:table-cell table:formula="of:=[.D282]/[.B282]*60" office:value-type="float" office:value="24.48046875" calcext:value-type="float">
            <text:p>24.48046875</text:p>
          </table:table-cell>
          <table:table-cell table:formula="of:=[.D282]/[.C282]/[.E282]" office:value-type="float" office:value="0.0000215877149470899" calcext:value-type="float">
            <text:p>2.15877149470899E-05</text:p>
          </table:table-cell>
          <table:table-cell table:formula="of:=[.M282] * 1.60934" office:value-type="float" office:value="0.0000347419731729497" calcext:value-type="float">
            <text:p>3.47419731729497E-05</text:p>
          </table:table-cell>
          <table:table-cell table:formula="of:=[.N282]*1000" office:value-type="float" office:value="0.0347419731729497" calcext:value-type="float">
            <text:p>0.0347419731729497</text:p>
          </table:table-cell>
          <table:table-cell table:formula="of:=[.O282]*[.E282]" office:value-type="float" office:value="10.9437215494792" calcext:value-type="float">
            <text:p>10.9437215494792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float" office:value="48.5" calcext:value-type="float">
            <text:p>48.5</text:p>
          </table:table-cell>
          <table:table-cell table:formula="of:=[.B283]*60" office:value-type="float" office:value="2910" calcext:value-type="float">
            <text:p>2910</text:p>
          </table:table-cell>
          <table:table-cell office:value-type="float" office:value="20.61" calcext:value-type="float">
            <text:p>20.61</text:p>
          </table:table-cell>
          <table:table-cell office:value-type="float" office:value="316" calcext:value-type="float">
            <text:p>316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24" calcext:value-type="float">
            <text:p>324</text:p>
          </table:table-cell>
          <table:table-cell table:style-name="Default" office:value-type="float" office:value="328" calcext:value-type="float">
            <text:p>328</text:p>
          </table:table-cell>
          <table:table-cell table:style-name="Default" office:value-type="float" office:value="876" calcext:value-type="float">
            <text:p>876</text:p>
          </table:table-cell>
          <table:table-cell office:value-type="float" office:value="797" calcext:value-type="float">
            <text:p>797</text:p>
          </table:table-cell>
          <table:table-cell table:formula="of:=[.D283]/[.B283]*60" office:value-type="float" office:value="25.4969072164948" calcext:value-type="float">
            <text:p>25.4969072164948</text:p>
          </table:table-cell>
          <table:table-cell table:formula="of:=[.D283]/[.C283]/[.E283]" office:value-type="float" office:value="0.0000224128931227979" calcext:value-type="float">
            <text:p>2.24128931227979E-05</text:p>
          </table:table-cell>
          <table:table-cell table:formula="of:=[.M283] * 1.60934" office:value-type="float" office:value="0.0000360699654182435" calcext:value-type="float">
            <text:p>3.60699654182435E-05</text:p>
          </table:table-cell>
          <table:table-cell table:formula="of:=[.N283]*1000" office:value-type="float" office:value="0.0360699654182435" calcext:value-type="float">
            <text:p>0.0360699654182435</text:p>
          </table:table-cell>
          <table:table-cell table:formula="of:=[.O283]*[.E283]" office:value-type="float" office:value="11.3981090721649" calcext:value-type="float">
            <text:p>11.3981090721649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float" office:value="46.8" calcext:value-type="float">
            <text:p>46.8</text:p>
          </table:table-cell>
          <table:table-cell table:formula="of:=[.B284]*60" office:value-type="float" office:value="2808" calcext:value-type="float">
            <text:p>2808</text:p>
          </table:table-cell>
          <table:table-cell office:value-type="float" office:value="20.16" calcext:value-type="float">
            <text:p>20.16</text:p>
          </table:table-cell>
          <table:table-cell office:value-type="float" office:value="327" calcext:value-type="float">
            <text:p>32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32" calcext:value-type="float">
            <text:p>332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  <table:table-cell table:formula="of:=[.D284]/[.B284]*60" office:value-type="float" office:value="25.8461538461538" calcext:value-type="float">
            <text:p>25.8461538461538</text:p>
          </table:table-cell>
          <table:table-cell table:formula="of:=[.D284]/[.C284]/[.E284]" office:value-type="float" office:value="0.0000219556182858935" calcext:value-type="float">
            <text:p>2.19556182858935E-05</text:p>
          </table:table-cell>
          <table:table-cell table:formula="of:=[.M284] * 1.60934" office:value-type="float" office:value="0.0000353340547322199" calcext:value-type="float">
            <text:p>3.53340547322199E-05</text:p>
          </table:table-cell>
          <table:table-cell table:formula="of:=[.N284]*1000" office:value-type="float" office:value="0.0353340547322199" calcext:value-type="float">
            <text:p>0.0353340547322199</text:p>
          </table:table-cell>
          <table:table-cell table:formula="of:=[.O284]*[.E284]" office:value-type="float" office:value="11.5542358974359" calcext:value-type="float">
            <text:p>11.5542358974359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float" office:value="51.4" calcext:value-type="float">
            <text:p>51.4</text:p>
          </table:table-cell>
          <table:table-cell table:formula="of:=[.B285]*60" office:value-type="float" office:value="3084" calcext:value-type="float">
            <text:p>3084</text:p>
          </table:table-cell>
          <table:table-cell office:value-type="float" office:value="21.22" calcext:value-type="float">
            <text:p>21.22</text:p>
          </table:table-cell>
          <table:table-cell office:value-type="float" office:value="296" calcext:value-type="float">
            <text:p>296</text:p>
          </table:table-cell>
          <table:table-cell office:value-type="float" office:value="45.4" calcext:value-type="float">
            <text:p>45.4</text:p>
          </table:table-cell>
          <table:table-cell office:value-type="float" office:value="19.41" calcext:value-type="float">
            <text:p>19.41</text:p>
          </table:table-cell>
          <table:table-cell office:value-type="float" office:value="319" calcext:value-type="float">
            <text:p>319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1" calcext:value-type="float">
            <text:p>861</text:p>
          </table:table-cell>
          <table:table-cell office:value-type="float" office:value="781" calcext:value-type="float">
            <text:p>781</text:p>
          </table:table-cell>
          <table:table-cell table:formula="of:=[.D285]/[.B285]*60" office:value-type="float" office:value="24.7704280155642" calcext:value-type="float">
            <text:p>24.7704280155642</text:p>
          </table:table-cell>
          <table:table-cell table:formula="of:=[.D285]/[.C285]/[.E285]" office:value-type="float" office:value="0.0000232455217863778" calcext:value-type="float">
            <text:p>2.32455217863778E-05</text:p>
          </table:table-cell>
          <table:table-cell table:formula="of:=[.M285] * 1.60934" office:value-type="float" office:value="0.0000374099480316893" calcext:value-type="float">
            <text:p>3.74099480316893E-05</text:p>
          </table:table-cell>
          <table:table-cell table:formula="of:=[.N285]*1000" office:value-type="float" office:value="0.0374099480316893" calcext:value-type="float">
            <text:p>0.0374099480316893</text:p>
          </table:table-cell>
          <table:table-cell table:formula="of:=[.O285]*[.E285]" office:value-type="float" office:value="11.07334461738" calcext:value-type="float">
            <text:p>11.07334461738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03/04/22</text:p>
          </table:table-cell>
          <table:table-cell office:value-type="float" office:value="45.6" calcext:value-type="float">
            <text:p>45.6</text:p>
          </table:table-cell>
          <table:table-cell table:formula="of:=[.B286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4" calcext:value-type="float">
            <text:p>314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286]/[.B286]*60" office:value-type="float" office:value="25.5921052631579" calcext:value-type="float">
            <text:p>25.5921052631579</text:p>
          </table:table-cell>
          <table:table-cell table:formula="of:=[.D286]/[.C286]/[.E286]" office:value-type="float" office:value="0.0000226398666517674" calcext:value-type="float">
            <text:p>2.26398666517674E-05</text:p>
          </table:table-cell>
          <table:table-cell table:formula="of:=[.M286] * 1.60934" office:value-type="float" office:value="0.0000364352429973554" calcext:value-type="float">
            <text:p>3.64352429973554E-05</text:p>
          </table:table-cell>
          <table:table-cell table:formula="of:=[.N286]*1000" office:value-type="float" office:value="0.0364352429973554" calcext:value-type="float">
            <text:p>0.0364352429973554</text:p>
          </table:table-cell>
          <table:table-cell table:formula="of:=[.O286]*[.E286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03/05/22</text:p>
          </table:table-cell>
          <table:table-cell office:value-type="float" office:value="45.7" calcext:value-type="float">
            <text:p>45.7</text:p>
          </table:table-cell>
          <table:table-cell table:formula="of:=[.B287]*60" office:value-type="float" office:value="2742" calcext:value-type="float">
            <text:p>2742</text:p>
          </table:table-cell>
          <table:table-cell office:value-type="float" office:value="19.19" calcext:value-type="float">
            <text:p>19.19</text:p>
          </table:table-cell>
          <table:table-cell office:value-type="float" office:value="302" calcext:value-type="float">
            <text:p>302</text:p>
          </table:table-cell>
          <table:table-cell office:value-type="float" office:value="41.9" calcext:value-type="float">
            <text:p>41.9</text:p>
          </table:table-cell>
          <table:table-cell office:value-type="float" office:value="17.89" calcext:value-type="float">
            <text:p>17.89</text:p>
          </table:table-cell>
          <table:table-cell office:value-type="float" office:value="314" calcext:value-type="float">
            <text:p>314</text:p>
          </table:table-cell>
          <table:table-cell table:style-name="Default" table:number-columns-repeated="2"/>
          <table:table-cell/>
          <table:table-cell table:formula="of:=[.D287]/[.B287]*60" office:value-type="float" office:value="25.1947483588621" calcext:value-type="float">
            <text:p>25.1947483588621</text:p>
          </table:table-cell>
          <table:table-cell table:formula="of:=[.D287]/[.C287]/[.E287]" office:value-type="float" office:value="0.0000231739775191889" calcext:value-type="float">
            <text:p>2.31739775191889E-05</text:p>
          </table:table-cell>
          <table:table-cell table:formula="of:=[.M287] * 1.60934" office:value-type="float" office:value="0.0000372948089807314" calcext:value-type="float">
            <text:p>3.72948089807314E-05</text:p>
          </table:table-cell>
          <table:table-cell table:formula="of:=[.N287]*1000" office:value-type="float" office:value="0.0372948089807314" calcext:value-type="float">
            <text:p>0.0372948089807314</text:p>
          </table:table-cell>
          <table:table-cell table:formula="of:=[.O287]*[.E287]" office:value-type="float" office:value="11.2630323121809" calcext:value-type="float">
            <text:p>11.2630323121809</text:p>
          </table:table-cell>
          <table:table-cell table:number-columns-repeated="3"/>
        </table:table-row>
        <table:table-row table:style-name="ro1">
          <table:table-cell office:value-type="date" office:date-value="2022-03-06" calcext:value-type="date">
            <text:p>03/06/22</text:p>
          </table:table-cell>
          <table:table-cell office:value-type="float" office:value="55.2" calcext:value-type="float">
            <text:p>55.2</text:p>
          </table:table-cell>
          <table:table-cell table:formula="of:=[.B288]*60" office:value-type="float" office:value="3312" calcext:value-type="float">
            <text:p>3312</text:p>
          </table:table-cell>
          <table:table-cell office:value-type="float" office:value="22.52" calcext:value-type="float">
            <text:p>22.52</text:p>
          </table:table-cell>
          <table:table-cell office:value-type="float" office:value="288" calcext:value-type="float">
            <text:p>288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65" calcext:value-type="float">
            <text:p>865</text:p>
          </table:table-cell>
          <table:table-cell office:value-type="float" office:value="785" calcext:value-type="float">
            <text:p>785</text:p>
          </table:table-cell>
          <table:table-cell table:formula="of:=[.D288]/[.B288]*60" office:value-type="float" office:value="24.4782608695652" calcext:value-type="float">
            <text:p>24.4782608695652</text:p>
          </table:table-cell>
          <table:table-cell table:formula="of:=[.D288]/[.C288]/[.E288]" office:value-type="float" office:value="0.0000236094337090714" calcext:value-type="float">
            <text:p>2.36094337090714E-05</text:p>
          </table:table-cell>
          <table:table-cell table:formula="of:=[.M288] * 1.60934" office:value-type="float" office:value="0.0000379956060453569" calcext:value-type="float">
            <text:p>3.79956060453569E-05</text:p>
          </table:table-cell>
          <table:table-cell table:formula="of:=[.N288]*1000" office:value-type="float" office:value="0.0379956060453569" calcext:value-type="float">
            <text:p>0.0379956060453569</text:p>
          </table:table-cell>
          <table:table-cell table:formula="of:=[.O288]*[.E288]" office:value-type="float" office:value="10.9427345410628" calcext:value-type="float">
            <text:p>10.9427345410628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03/07/22</text:p>
          </table:table-cell>
          <table:table-cell office:value-type="float" office:value="50.1" calcext:value-type="float">
            <text:p>50.1</text:p>
          </table:table-cell>
          <table:table-cell table:formula="of:=[.B289]*60" office:value-type="float" office:value="3006" calcext:value-type="float">
            <text:p>3006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5" calcext:value-type="float">
            <text:p>335</text:p>
          </table:table-cell>
          <table:table-cell table:style-name="Default" office:value-type="float" office:value="339" calcext:value-type="float">
            <text:p>339</text:p>
          </table:table-cell>
          <table:table-cell table:style-name="Default" office:value-type="float" office:value="903" calcext:value-type="float">
            <text:p>903</text:p>
          </table:table-cell>
          <table:table-cell office:value-type="float" office:value="825" calcext:value-type="float">
            <text:p>825</text:p>
          </table:table-cell>
          <table:table-cell table:formula="of:=[.D289]/[.B289]*60" office:value-type="float" office:value="25.1497005988024" calcext:value-type="float">
            <text:p>25.1497005988024</text:p>
          </table:table-cell>
          <table:table-cell table:formula="of:=[.D289]/[.C289]/[.E289]" office:value-type="float" office:value="0.0000220379430413621" calcext:value-type="float">
            <text:p>2.20379430413621E-05</text:p>
          </table:table-cell>
          <table:table-cell table:formula="of:=[.M289] * 1.60934" office:value-type="float" office:value="0.0000354665432541856" calcext:value-type="float">
            <text:p>3.54665432541856E-05</text:p>
          </table:table-cell>
          <table:table-cell table:formula="of:=[.N289]*1000" office:value-type="float" office:value="0.0354665432541856" calcext:value-type="float">
            <text:p>0.0354665432541856</text:p>
          </table:table-cell>
          <table:table-cell table:formula="of:=[.O289]*[.E289]" office:value-type="float" office:value="11.2428942115768" calcext:value-type="float">
            <text:p>11.2428942115768</text:p>
          </table:table-cell>
          <table:table-cell table:number-columns-repeated="3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float" office:value="46.2" calcext:value-type="float">
            <text:p>46.2</text:p>
          </table:table-cell>
          <table:table-cell table:formula="of:=[.B290]*60" office:value-type="float" office:value="2772" calcext:value-type="float">
            <text:p>2772</text:p>
          </table:table-cell>
          <table:table-cell office:value-type="float" office:value="19.48" calcext:value-type="float">
            <text:p>19.48</text:p>
          </table:table-cell>
          <table:table-cell office:value-type="float" office:value="308" calcext:value-type="float">
            <text:p>308</text:p>
          </table:table-cell>
          <table:table-cell office:value-type="float" office:value="42.9" calcext:value-type="float">
            <text:p>42.9</text:p>
          </table:table-cell>
          <table:table-cell office:value-type="float" office:value="18.45" calcext:value-type="float">
            <text:p>18.45</text:p>
          </table:table-cell>
          <table:table-cell office:value-type="float" office:value="321" calcext:value-type="float">
            <text:p>321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821" calcext:value-type="float">
            <text:p>821</text:p>
          </table:table-cell>
          <table:table-cell office:value-type="float" office:value="744" calcext:value-type="float">
            <text:p>744</text:p>
          </table:table-cell>
          <table:table-cell table:formula="of:=[.D290]/[.B290]*60" office:value-type="float" office:value="25.2987012987013" calcext:value-type="float">
            <text:p>25.2987012987013</text:p>
          </table:table-cell>
          <table:table-cell table:formula="of:=[.D290]/[.C290]/[.E290]" office:value-type="float" office:value="0.0000228162890500553" calcext:value-type="float">
            <text:p>2.28162890500553E-05</text:p>
          </table:table-cell>
          <table:table-cell table:formula="of:=[.M290] * 1.60934" office:value-type="float" office:value="0.000036719166619816" calcext:value-type="float">
            <text:p>3.6719166619816E-05</text:p>
          </table:table-cell>
          <table:table-cell table:formula="of:=[.N290]*1000" office:value-type="float" office:value="0.036719166619816" calcext:value-type="float">
            <text:p>0.036719166619816</text:p>
          </table:table-cell>
          <table:table-cell table:formula="of:=[.O290]*[.E290]" office:value-type="float" office:value="11.3095033189033" calcext:value-type="float">
            <text:p>11.3095033189033</text:p>
          </table:table-cell>
          <table:table-cell table:number-columns-repeated="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float" office:value="49.5" calcext:value-type="float">
            <text:p>49.5</text:p>
          </table:table-cell>
          <table:table-cell table:formula="of:=[.B291]*60" office:value-type="float" office:value="2970" calcext:value-type="float">
            <text:p>2970</text:p>
          </table:table-cell>
          <table:table-cell office:value-type="float" office:value="18.59" calcext:value-type="float">
            <text:p>18.59</text:p>
          </table:table-cell>
          <table:table-cell office:value-type="float" office:value="296" calcext:value-type="float">
            <text:p>296</text:p>
          </table:table-cell>
          <table:table-cell office:value-type="float" office:value="46.7" calcext:value-type="float">
            <text:p>46.7</text:p>
          </table:table-cell>
          <table:table-cell office:value-type="float" office:value="17.68" calcext:value-type="float">
            <text:p>17.68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785" calcext:value-type="float">
            <text:p>785</text:p>
          </table:table-cell>
          <table:table-cell office:value-type="float" office:value="703" calcext:value-type="float">
            <text:p>703</text:p>
          </table:table-cell>
          <table:table-cell table:formula="of:=[.D291]/[.B291]*60" office:value-type="float" office:value="22.5333333333333" calcext:value-type="float">
            <text:p>22.5333333333333</text:p>
          </table:table-cell>
          <table:table-cell table:formula="of:=[.D291]/[.C291]/[.E291]" office:value-type="float" office:value="0.0000211461461461461" calcext:value-type="float">
            <text:p>2.11461461461461E-05</text:p>
          </table:table-cell>
          <table:table-cell table:formula="of:=[.M291] * 1.60934" office:value-type="float" office:value="0.0000340313388388388" calcext:value-type="float">
            <text:p>3.40313388388388E-05</text:p>
          </table:table-cell>
          <table:table-cell table:formula="of:=[.N291]*1000" office:value-type="float" office:value="0.0340313388388388" calcext:value-type="float">
            <text:p>0.0340313388388388</text:p>
          </table:table-cell>
          <table:table-cell table:formula="of:=[.O291]*[.E291]" office:value-type="float" office:value="10.0732762962963" calcext:value-type="float">
            <text:p>10.0732762962963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float" office:value="45.9" calcext:value-type="float">
            <text:p>45.9</text:p>
          </table:table-cell>
          <table:table-cell table:formula="of:=[.B292]*60" office:value-type="float" office:value="2754" calcext:value-type="float">
            <text:p>2754</text:p>
          </table:table-cell>
          <table:table-cell office:value-type="float" office:value="19.21" calcext:value-type="float">
            <text:p>19.21</text:p>
          </table:table-cell>
          <table:table-cell office:value-type="float" office:value="314" calcext:value-type="float">
            <text:p>314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16" calcext:value-type="float">
            <text:p>316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39" calcext:value-type="float">
            <text:p>839</text:p>
          </table:table-cell>
          <table:table-cell office:value-type="float" office:value="762" calcext:value-type="float">
            <text:p>762</text:p>
          </table:table-cell>
          <table:table-cell table:formula="of:=[.D292]/[.B292]*60" office:value-type="float" office:value="25.1111111111111" calcext:value-type="float">
            <text:p>25.1111111111111</text:p>
          </table:table-cell>
          <table:table-cell table:formula="of:=[.D292]/[.C292]/[.E292]" office:value-type="float" office:value="0.0000222143587324054" calcext:value-type="float">
            <text:p>2.22143587324054E-05</text:p>
          </table:table-cell>
          <table:table-cell table:formula="of:=[.M292] * 1.60934" office:value-type="float" office:value="0.0000357504560824094" calcext:value-type="float">
            <text:p>3.57504560824094E-05</text:p>
          </table:table-cell>
          <table:table-cell table:formula="of:=[.N292]*1000" office:value-type="float" office:value="0.0357504560824094" calcext:value-type="float">
            <text:p>0.0357504560824094</text:p>
          </table:table-cell>
          <table:table-cell table:formula="of:=[.O292]*[.E292]" office:value-type="float" office:value="11.2256432098765" calcext:value-type="float">
            <text:p>11.2256432098765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float" office:value="48.2" calcext:value-type="float">
            <text:p>48.2</text:p>
          </table:table-cell>
          <table:table-cell table:formula="of:=[.B293]*60" office:value-type="float" office:value="2892" calcext:value-type="float">
            <text:p>2892</text:p>
          </table:table-cell>
          <table:table-cell office:value-type="float" office:value="19.47" calcext:value-type="float">
            <text:p>19.47</text:p>
          </table:table-cell>
          <table:table-cell office:value-type="float" office:value="273" calcext:value-type="float">
            <text:p>27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286" calcext:value-type="float">
            <text:p>286</text:p>
          </table:table-cell>
          <table:table-cell table:style-name="Default" office:value-type="float" office:value="289" calcext:value-type="float">
            <text:p>289</text:p>
          </table:table-cell>
          <table:table-cell table:style-name="Default"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  <table:table-cell table:formula="of:=[.D293]/[.B293]*60" office:value-type="float" office:value="24.2365145228216" calcext:value-type="float">
            <text:p>24.2365145228216</text:p>
          </table:table-cell>
          <table:table-cell table:formula="of:=[.D293]/[.C293]/[.E293]" office:value-type="float" office:value="0.0000246606781876491" calcext:value-type="float">
            <text:p>2.46606781876491E-05</text:p>
          </table:table-cell>
          <table:table-cell table:formula="of:=[.M293] * 1.60934" office:value-type="float" office:value="0.0000396874158345113" calcext:value-type="float">
            <text:p>3.96874158345113E-05</text:p>
          </table:table-cell>
          <table:table-cell table:formula="of:=[.N293]*1000" office:value-type="float" office:value="0.0396874158345113" calcext:value-type="float">
            <text:p>0.0396874158345113</text:p>
          </table:table-cell>
          <table:table-cell table:formula="of:=[.O293]*[.E293]" office:value-type="float" office:value="10.8346645228216" calcext:value-type="float">
            <text:p>10.8346645228216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float" office:value="48.3" calcext:value-type="float">
            <text:p>48.3</text:p>
          </table:table-cell>
          <table:table-cell table:formula="of:=[.B294]*60" office:value-type="float" office:value="2898" calcext:value-type="float">
            <text:p>2898</text:p>
          </table:table-cell>
          <table:table-cell office:value-type="float" office:value="19.24" calcext:value-type="float">
            <text:p>19.24</text:p>
          </table:table-cell>
          <table:table-cell office:value-type="float" office:value="267" calcext:value-type="float">
            <text:p>26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277" calcext:value-type="float">
            <text:p>277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294]/[.B294]*60" office:value-type="float" office:value="23.9006211180124" calcext:value-type="float">
            <text:p>23.9006211180124</text:p>
          </table:table-cell>
          <table:table-cell table:formula="of:=[.D294]/[.C294]/[.E294]" office:value-type="float" office:value="0.0000248653985830341" calcext:value-type="float">
            <text:p>2.48653985830341E-05</text:p>
          </table:table-cell>
          <table:table-cell table:formula="of:=[.M294] * 1.60934" office:value-type="float" office:value="0.0000400168805556202" calcext:value-type="float">
            <text:p>4.00168805556202E-05</text:p>
          </table:table-cell>
          <table:table-cell table:formula="of:=[.N294]*1000" office:value-type="float" office:value="0.0400168805556202" calcext:value-type="float">
            <text:p>0.0400168805556202</text:p>
          </table:table-cell>
          <table:table-cell table:formula="of:=[.O294]*[.E294]" office:value-type="float" office:value="10.6845071083506" calcext:value-type="float">
            <text:p>10.6845071083506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float" office:value="47.5" calcext:value-type="float">
            <text:p>47.5</text:p>
          </table:table-cell>
          <table:table-cell table:formula="of:=[.B295]*60" office:value-type="float" office:value="2850" calcext:value-type="float">
            <text:p>2850</text:p>
          </table:table-cell>
          <table:table-cell office:value-type="float" office:value="18.24" calcext:value-type="float">
            <text:p>18.24</text:p>
          </table:table-cell>
          <table:table-cell office:value-type="float" office:value="272" calcext:value-type="float">
            <text:p>272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278" calcext:value-type="float">
            <text:p>278</text:p>
          </table:table-cell>
          <table:table-cell table:style-name="Default" office:value-type="float" office:value="275" calcext:value-type="float">
            <text:p>275</text:p>
          </table:table-cell>
          <table:table-cell table:style-name="Default" office:value-type="float" office:value="746" calcext:value-type="float">
            <text:p>746</text:p>
          </table:table-cell>
          <table:table-cell office:value-type="float" office:value="661" calcext:value-type="float">
            <text:p>661</text:p>
          </table:table-cell>
          <table:table-cell table:formula="of:=[.D295]/[.B295]*60" office:value-type="float" office:value="23.04" calcext:value-type="float">
            <text:p>23.04</text:p>
          </table:table-cell>
          <table:table-cell table:formula="of:=[.D295]/[.C295]/[.E295]" office:value-type="float" office:value="0.0000235294117647059" calcext:value-type="float">
            <text:p>2.35294117647059E-05</text:p>
          </table:table-cell>
          <table:table-cell table:formula="of:=[.M295] * 1.60934" office:value-type="float" office:value="0.0000378668235294118" calcext:value-type="float">
            <text:p>3.78668235294118E-05</text:p>
          </table:table-cell>
          <table:table-cell table:formula="of:=[.N295]*1000" office:value-type="float" office:value="0.0378668235294118" calcext:value-type="float">
            <text:p>0.0378668235294118</text:p>
          </table:table-cell>
          <table:table-cell table:formula="of:=[.O295]*[.E295]" office:value-type="float" office:value="10.299776" calcext:value-type="float">
            <text:p>10.299776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2"/>
          <table:table-cell table:formula="of:=AVERAGE([.M2:.M291])" office:value-type="float" office:value="0.0000275764972099051" calcext:value-type="float">
            <text:p>2.75764972099051E-05</text:p>
          </table:table-cell>
          <table:table-cell table:formula="of:=AVERAGE([.N2:.N291])" office:value-type="float" office:value="0.0000443799600197887" calcext:value-type="float">
            <text:p>4.43799600197887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08:40:11.94712076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03-16T09:11:13.461052920</dc:date>
    <meta:editing-duration>P1DT2H39M39S</meta:editing-duration>
    <meta:editing-cycles>171</meta:editing-cycles>
    <meta:generator>LibreOffice/7.3.1.3$Linux_X86_64 LibreOffice_project/30$Build-3</meta:generator>
    <meta:document-statistic meta:table-count="1" meta:cell-count="4636" meta:object-count="0"/>
  </office:meta>
</office:document-meta>
</file>